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60000697B00004F1D95397ED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68cm" svg:height="3.301cm" svg:x="0cm" svg:y="0.253cm">
          <draw:image xlink:href="Pictures/200001060000697B00004F1D95397ED1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15T11:47:55</dc:date>
    <dc:creator>khalid khan</dc:creator>
    <meta:editing-duration>PT04H20M09S</meta:editing-duration>
    <meta:editing-cycles>17</meta:editing-cycles>
    <meta:generator>OpenOffice.org/3.1$Linux OpenOffice.org_project/310m19$Build-9420</meta:generator>
    <meta:document-statistic meta:object-count="1"/>
  </office:meta>
</office:document-meta>
</file>